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1e8e7d" officeooo:paragraph-rsid="001e8e7d"/>
    </style:style>
    <style:style style:name="P2" style:family="paragraph" style:parent-style-name="Standard">
      <style:text-properties style:font-name="Calibri" officeooo:rsid="001e8e7d" officeooo:paragraph-rsid="00225f7c"/>
    </style:style>
    <style:style style:name="P3" style:family="paragraph" style:parent-style-name="Standard">
      <style:text-properties style:font-name="Calibri" fo:font-size="18pt" fo:font-style="italic" officeooo:rsid="001e8e7d" officeooo:paragraph-rsid="001e8e7d" style:font-style-asian="italic" style:font-style-complex="italic"/>
    </style:style>
    <style:style style:name="P4" style:family="paragraph" style:parent-style-name="Standard">
      <style:text-properties style:font-name="Calibri" fo:font-size="30pt" fo:font-weight="bold" officeooo:rsid="001e8e7d" officeooo:paragraph-rsid="001e8e7d" style:font-weight-asian="bold" style:font-weight-complex="bold"/>
    </style:style>
    <style:style style:name="P5" style:family="paragraph" style:parent-style-name="Standard">
      <style:text-properties style:font-name="Calibri" fo:font-style="normal" officeooo:rsid="001f6df8" officeooo:paragraph-rsid="001f6df8" style:font-style-asian="normal" style:font-style-complex="normal"/>
    </style:style>
    <style:style style:name="P6" style:family="paragraph" style:parent-style-name="Standard">
      <style:text-properties style:font-name="Calibri" officeooo:rsid="002f444a" officeooo:paragraph-rsid="002f444a"/>
    </style:style>
    <style:style style:name="P7" style:family="paragraph" style:parent-style-name="Standard">
      <style:text-properties style:font-name="Calibri" officeooo:rsid="001e8e7d" officeooo:paragraph-rsid="001e8e7d"/>
    </style:style>
    <style:style style:name="P8" style:family="paragraph" style:parent-style-name="Standard">
      <style:text-properties style:font-name="Calibri" officeooo:rsid="001e8e7d" officeooo:paragraph-rsid="00333462"/>
    </style:style>
    <style:style style:name="P9" style:family="paragraph" style:parent-style-name="Standard">
      <style:text-properties style:font-name="Calibri" officeooo:rsid="001e8e7d" officeooo:paragraph-rsid="00358e0a"/>
    </style:style>
    <style:style style:name="P10" style:family="paragraph" style:parent-style-name="Standard">
      <style:text-properties style:font-name="Calibri" officeooo:rsid="001e8e7d" officeooo:paragraph-rsid="00366009"/>
    </style:style>
    <style:style style:name="P11" style:family="paragraph" style:parent-style-name="Standard">
      <style:text-properties style:font-name="Calibri" officeooo:rsid="002f444a" officeooo:paragraph-rsid="002f444a"/>
    </style:style>
    <style:style style:name="P12" style:family="paragraph" style:parent-style-name="Standard">
      <style:text-properties style:font-name="Calibri" officeooo:rsid="002f444a" officeooo:paragraph-rsid="00366009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Calibri" officeooo:rsid="001e8e7d" officeooo:paragraph-rsid="00314fa0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officeooo:paragraph-rsid="00314fa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25f7c"/>
    </style:style>
    <style:style style:name="T3" style:family="text">
      <style:text-properties officeooo:rsid="0022eb2f"/>
    </style:style>
    <style:style style:name="T4" style:family="text">
      <style:text-properties officeooo:rsid="0027bc4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5c582" style:font-style-asian="italic" style:font-style-complex="italic"/>
    </style:style>
    <style:style style:name="T7" style:family="text">
      <style:text-properties fo:font-style="italic" officeooo:rsid="002106b0" style:font-style-asian="italic" style:font-style-complex="italic"/>
    </style:style>
    <style:style style:name="T8" style:family="text">
      <style:text-properties fo:font-style="italic" officeooo:rsid="00225f7c" style:font-style-asian="italic" style:font-style-complex="italic"/>
    </style:style>
    <style:style style:name="T9" style:family="text">
      <style:text-properties fo:font-style="italic" officeooo:rsid="002bce77" style:font-style-asian="italic" style:font-style-complex="italic"/>
    </style:style>
    <style:style style:name="T10" style:family="text">
      <style:text-properties fo:font-style="italic" officeooo:rsid="00326100" style:font-style-asian="italic" style:font-style-complex="italic"/>
    </style:style>
    <style:style style:name="T11" style:family="text">
      <style:text-properties fo:font-style="italic" officeooo:rsid="002f444a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25f7c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7bc44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bce77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326100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2f444a" style:font-style-asian="italic" style:font-weight-asian="bold" style:font-style-complex="italic" style:font-weight-complex="bold"/>
    </style:style>
    <style:style style:name="T18" style:family="text">
      <style:text-properties officeooo:rsid="0029a679"/>
    </style:style>
    <style:style style:name="T19" style:family="text">
      <style:text-properties officeooo:rsid="002bce77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18pt" officeooo:rsid="00358e0a" style:font-size-asian="18pt" style:font-size-complex="18pt"/>
    </style:style>
    <style:style style:name="T23" style:family="text">
      <style:text-properties style:font-name="Calibri" officeooo:rsid="0029a679"/>
    </style:style>
    <style:style style:name="T24" style:family="text">
      <style:text-properties style:font-name="Calibri" officeooo:rsid="001e8e7d"/>
    </style:style>
    <style:style style:name="T25" style:family="text">
      <style:text-properties officeooo:rsid="00326100"/>
    </style:style>
    <style:style style:name="T26" style:family="text">
      <style:text-properties officeooo:rsid="0035180b"/>
    </style:style>
    <style:style style:name="T27" style:family="text">
      <style:text-properties officeooo:rsid="00358e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onogame Toolkit</text:p>
      <text:p text:style-name="P3">Design Document</text:p>
      <text:p text:style-name="P5">12/10/2018</text:p>
      <text:p text:style-name="P1"/>
      <text:p text:style-name="P8"><text:span text:style-name="T21">Purpose</text:span><text:line-break/>Monogame Toolkit a <text:span text:style-name="T3">Videogame T</text:span>oolchain <text:span text:style-name="T3">Suite</text:span>. <text:s/>It provides a graphical editor for any kind of <text:span text:style-name="T3">2D </text:span>videogame <text:span text:style-name="T3">while</text:span> <text:span text:style-name="T2">providing a </text:span>solid interface for <text:span text:style-name="T2">developers to craft their own game engine</text:span>. <text:s/><text:span text:style-name="T3">Combining many tools into a single easy-to-use system allows </text:span>game developers to <text:span text:style-name="T2">quickly edit their videogame world with a free platform and engine agnostic editor, and load the created files through an easy-to-use runtime. <text:s/>A task that </text:span>would <text:span text:style-name="T3">require several tools and </text:span>be difficult to <text:span text:style-name="T3">do </text:span>by hand. <text:s/><text:span text:style-name="T3">Being built for Monogame the Monogame toolkit supports powerful cross-platform development across iOS, Android, Windows, and Linux with the easy-to-use C# and .NET language.</text:span></text:p>
      <text:p text:style-name="P8"/>
      <text:p text:style-name="P9"><text:span text:style-name="T22">Engine Limitations</text:span><text:line-break/><text:span text:style-name="T27">Often the engine’s game editor becomes a bottleneck in development, and the game becomes doomed to these limitations being firmly ingrained within the engine itself.</text:span> <text:s/>As a game progresses, game developers run into <text:span text:style-name="T18">three </text:span>problems <text:span text:style-name="T18">with their game engine</text:span>: </text:p>
      <text:p text:style-name="P13">1) The game engine may become slow, unable to handle all the code, <text:span text:style-name="T4">or features</text:span>.</text:p>
      <text:p text:style-name="P13">2) the engine <text:span text:style-name="T4">has limitations not providing </text:span>enough features for the game, <text:span text:style-name="T4">especially</text:span> as <text:span text:style-name="T19">game </text:span>design <text:span text:style-name="T4">changes </text:span>during development.</text:p>
      <text:p text:style-name="P14"><text:span text:style-name="T23">3) Game engine code may be buggy, slow, and some features may not work at all.</text:span></text:p>
      <text:p text:style-name="P9"/>
      <text:p text:style-name="P1">Many successful games benefit from having their engine written in-house by the developers themselves. <text:s text:c="2"/>Especially 2D games, which do not require <text:span text:style-name="T3">3D math or extensive working knowledge of graphics</text:span>. <text:s/>Monogame Toolkit <text:span text:style-name="T26">assists custom developers </text:span>by providing a lightweight interface that developers can change, or completely remove without <text:span text:style-name="T27">significantly changing</text:span> their project. <text:s/><text:span text:style-name="T3">In fact the entire tool chain could be removed if needed without ceasing development.</text:span></text:p>
      <text:p text:style-name="P2"><text:line-break/><text:span text:style-name="T20">Features</text:span><text:line-break/><text:span text:style-name="T12">Level Editor </text:span><text:span text:style-name="T5">– </text:span><text:span text:style-name="T6">An editor similar to Tiled. <text:s/>Create tilesets and tile maps with layers of sprites.</text:span></text:p>
      <text:p text:style-name="P10"><text:span text:style-name="T13">Asset Manage</text:span><text:span text:style-name="T16">r</text:span><text:span text:style-name="T13"> </text:span><text:span text:style-name="T8">– Define game objects, Sprites, Sprite batches and animations.</text:span><text:span text:style-name="T5"><text:line-break/></text:span><text:span text:style-name="T12">Spine Editor </text:span><text:span text:style-name="T5">– </text:span><text:span text:style-name="T7">Create complex 2D sprites and animations with key frames.</text:span><text:span text:style-name="T5"><text:line-break/><text:tab/></text:span><text:span text:style-name="T15">Animation</text:span><text:span text:style-name="T12"> Editor </text:span><text:span text:style-name="T5">– </text:span><text:span text:style-name="T9">F</text:span><text:span text:style-name="T7">rame-by-frame animation</text:span><text:span text:style-name="T10">s (built into the spine editor)</text:span><text:span text:style-name="T5"><text:line-break/></text:span><text:span text:style-name="T17">Particle Editor</text:span><text:span text:style-name="T11"> – </text:span><text:span text:style-name="T10">Create and edit particle systems.</text:span></text:p>
      <text:p text:style-name="P12"><text:span text:style-name="T1">Path Editor</text:span> – <text:span text:style-name="T25">Create and edit splines and paths.</text:span></text:p>
      <text:p text:style-name="P10"><text:span text:style-name="T12">Texture Packer </text:span><text:span text:style-name="T5">– </text:span><text:span text:style-name="T7">Export your entire game with as few textures as possible, dramatically speeding up rendering.</text:span><text:span text:style-name="T5"><text:line-break/></text:span><text:span text:style-name="T14">Simple File </text:span><text:span text:style-name="T5">– </text:span><text:span text:style-name="T7">The whole system exports just a single, simple file and some PNG textures. <text:s/>Providing </text:span><text:span text:style-name="T10">runtimes</text:span><text:span text:style-name="T7"> </text:span><text:span text:style-name="T5">for Java, C, </text:span><text:span text:style-name="T10">C#</text:span><text:span text:style-name="T5"> and C++</text:span><text:span text:style-name="T6">.</text:span>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3:22:52.480000000</meta:creation-date>
    <dc:date>2019-06-07T22:41:04.617000000</dc:date>
    <meta:editing-duration>PT3H44M45S</meta:editing-duration>
    <meta:editing-cycles>24</meta:editing-cycles>
    <meta:generator>LibreOffice/6.0.7.3$Windows_X86_64 LibreOffice_project/dc89aa7a9eabfd848af146d5086077aeed2ae4a5</meta:generator>
    <meta:document-statistic meta:table-count="0" meta:image-count="0" meta:object-count="0" meta:page-count="1" meta:paragraph-count="13" meta:word-count="365" meta:character-count="2400" meta:non-whitespace-character-count="2026"/>
  </office:meta>
</office:document-meta>
</file>